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ea003" officeooo:paragraph-rsid="001ea003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hape.Line control</text:p>
      <text:p text:style-name="Standard"/>
      <text:section text:style-name="Sect1" text:name="949158313acba1d5">
        <text:section text:style-name="Sect2" text:name="model-response-message-contentr_949158313acba1d5">
          <text:p text:style-name="P2">When you're using a <text:span text:style-name="Source_20_Text">Line</text:span> control in Avalonia, the <text:span text:style-name="Source_20_Text">StartPoint</text:span> and <text:span text:style-name="Source_20_Text">EndPoint</text:span> properties define the coordinates for the line's beginning and end, while <text:span text:style-name="Source_20_Text"><text:span text:style-name="T1">SetLeft</text:span></text:span> and <text:span text:style-name="Source_20_Text"><text:span text:style-name="T1">SetTop</text:span></text:span> are used to position the entire <text:span text:style-name="Source_20_Text">Line</text:span> control itself within a <text:span text:style-name="Source_20_Text">Canvas</text:span> panel.</text:p>
          <text:p text:style-name="Horizontal_20_Line"/>
          <text:h text:style-name="Heading_20_3" text:outline-level="3">StartPoint and EndPoint</text:h>
          <text:p text:style-name="Text_20_body">The <text:span text:style-name="Source_20_Text">StartPoint</text:span> and <text:span text:style-name="Source_20_Text">EndPoint</text:span> properties are fundamental to the <text:span text:style-name="Source_20_Text">Line</text:span> control. They are of type <text:span text:style-name="Source_20_Text"><text:span text:style-name="T1">Point</text:span></text:span> and specify the coordinates of the line's start and end, respectively. These coordinates are <text:span text:style-name="T1">relative to the </text:span><text:span text:style-name="Source_20_Text"><text:span text:style-name="T1">Line</text:span></text:span><text:span text:style-name="T1"> control's own top-left corner</text:span>. For example, if you set <text:span text:style-name="Source_20_Text">StartPoint="0,0"</text:span> and <text:span text:style-name="Source_20_Text">EndPoint="100,50"</text:span>, you will draw a line that is 100 device-independent pixels long horizontally and 50 pixels long vertically, starting from the <text:span text:style-name="Source_20_Text">Line</text:span> control's top-left corner.</text:p>
          <text:h text:style-name="Heading_20_3" text:outline-level="3">SetLeft and SetTop</text:h>
          <text:p text:style-name="Text_20_body">As attached properties on a <text:span text:style-name="Source_20_Text">Canvas</text:span>, <text:span text:style-name="Source_20_Text"><text:span text:style-name="T1">SetLeft</text:span></text:span> and <text:span text:style-name="Source_20_Text"><text:span text:style-name="T1">SetTop</text:span></text:span> define the position of the <text:span text:style-name="Source_20_Text">Line</text:span> control's bounding box. They determine the distance from the parent <text:span text:style-name="Source_20_Text">Canvas</text:span>'s left and top edges to the left and top edges of the <text:span text:style-name="Source_20_Text">Line</text:span> control. This means that after you define the shape of your line using <text:span text:style-name="Source_20_Text">StartPoint</text:span> and <text:span text:style-name="Source_20_Text">EndPoint</text:span>, you use <text:span text:style-name="Source_20_Text">SetLeft</text:span> and <text:span text:style-name="Source_20_Text">SetTop</text:span> to place that entire line (as a single object) exactly where you want it on the <text:span text:style-name="Source_20_Text">Canvas</text:span>.</text:p>
          <text:p text:style-name="Text_20_body">Here is a simplified example:</text:p>
          <text:p text:style-name="Text_20_body">Imagine a <text:span text:style-name="Source_20_Text">Line</text:span> control defined with <text:span text:style-name="Source_20_Text">StartPoint="0,0"</text:span> and <text:span text:style-name="Source_20_Text">EndPoint="50,50"</text:span>.</text:p>
          <text:list text:style-name="L1">
            <text:list-item>
              <text:p text:style-name="P3">If you set <text:span text:style-name="Source_20_Text">Canvas.Left="0"</text:span> and <text:span text:style-name="Source_20_Text">Canvas.Top="0"</text:span> on this line, it will start at the top-left corner of the <text:span text:style-name="Source_20_Text">Canvas</text:span>.</text:p>
            </text:list-item>
            <text:list-item>
              <text:p text:style-name="P3">If you then change the properties to <text:span text:style-name="Source_20_Text">Canvas.Left="100"</text:span> and <text:span text:style-name="Source_20_Text">Canvas.Top="100"</text:span>, the <text:span text:style-name="T1">entire line</text:span> will move, and its start point will now be at coordinate <text:span text:style-name="Source_20_Text">(100,100)</text:span> on the <text:span text:style-name="Source_20_Text">Canvas</text:span>. The <text:span text:style-name="Source_20_Text">StartPoint</text:span> and <text:span text:style-name="Source_20_Text">EndPoint</text:span> values of <text:span text:style-name="Source_20_Text">0,0</text:span> and <text:span text:style-name="Source_20_Text">50,50</text:span> will remain the same relative to the line's new position.</text:p>
            </text:list-item>
          </text:list>
        </text:section>
      </text:section>
      <text:section text:style-name="Sect1" text:name="6440a1e7f92f9b78">
        <text:p text:style-name="P4"/>
        <text:section text:style-name="Sect1" text:name="user-query-content-2">
          <text:p text:style-name="P2"/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10:09:01.948494275</meta:creation-date>
    <dc:date>2025-09-13T10:09:54.868420463</dc:date>
    <meta:editing-duration>PT53S</meta:editing-duration>
    <meta:editing-cycles>1</meta:editing-cycles>
    <meta:document-statistic meta:table-count="0" meta:image-count="0" meta:object-count="0" meta:page-count="1" meta:paragraph-count="10" meta:word-count="276" meta:character-count="1696" meta:non-whitespace-character-count="1432"/>
    <meta:generator>LibreOffice/25.8.1.1$Linux_X86_64 LibreOffice_project/54047653041915e595ad4e45cccea684809c77b5</meta:generator>
  </office:meta>
</office:document-meta>
</file>